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5.25cm" fo:min-width="0cm"/>
    </style:style>
    <style:style style:name="gr3" style:family="graphic" style:parent-style-name="standard">
      <style:graphic-properties draw:stroke="none" draw:fill-color="#bebebe" draw:textarea-horizontal-align="justify" draw:textarea-vertical-align="middle" draw:auto-grow-height="false" fo:min-height="0.75cm" fo:min-width="0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0.466cm" fo:padding-top="0.142cm" fo:padding-bottom="0.142cm" fo:padding-left="0.267cm" fo:padding-right="0.267cm"/>
    </style:style>
    <style:style style:name="gr5" style:family="graphic" style:parent-style-name="standard">
      <style:graphic-properties svg:stroke-width="0.081cm" svg:stroke-color="#000000" draw:marker-start-width="0.321cm" draw:marker-end-width="0.321cm" draw:stroke-linejoin="miter" svg:stroke-linecap="square" draw:fill="none" loext:fill-use-slide-background="fals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ff0000" draw:fill-color="#ff0000" draw:textarea-horizontal-align="justify" draw:textarea-vertical-align="middle" draw:auto-grow-height="false" fo:min-height="2.5cm" fo:min-width="0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2.5cm" fo:min-width="0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164cm" fo:min-width="3.036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882cm" fo:min-width="2.33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0.74cm" fo:min-width="1.976cm"/>
    </style:style>
    <style:style style:name="gr13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14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15" style:family="graphic" style:parent-style-name="standard">
      <style:graphic-properties draw:stroke="solid" svg:stroke-width="0cm" svg:stroke-color="#000000" draw:fill-color="#ffffff" draw:textarea-horizontal-align="justify" draw:textarea-vertical-align="middle" draw:auto-grow-height="false" fo:min-height="0.073cm" fo:min-width="0cm"/>
    </style:style>
    <style:style style:name="gr1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73cm" fo:min-width="0cm"/>
    </style:style>
    <style:style style:name="gr17" style:family="graphic" style:parent-style-name="standard">
      <style:graphic-properties draw:stroke="none" draw:fill-color="#bebebe" draw:textarea-horizontal-align="justify" draw:textarea-vertical-align="middle" draw:auto-grow-height="false" fo:min-height="0.5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g draw:style-name="gr1">
          <draw:custom-shape draw:style-name="gr2" draw:text-style-name="P1" draw:layer="layout" svg:width="0.5cm" svg:height="5.5cm" svg:x="2.25cm" svg:y="2.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5cm" svg:height="1cm" svg:x="2.941cm" svg:y="4.4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.5cm" svg:x="2cm" svg:y="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837cm" svg:height="0.641cm" svg:x="2.081cm" svg:y="8.039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0.837cm" svg:height="0.641cm" svg:x="2.082cm" svg:y="8.816cm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0.5cm" svg:height="2.75cm" draw:transform="rotate (0.785398163397448) translate (1.174cm 5.65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25cm" svg:height="2.75cm" draw:transform="rotate (0.785398163397448) translate (1.345cm 5.632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501cm" svg:height="0.5cm" draw:transform="rotate (-0.785398163397449) translate (3.472cm 7.243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25cm" svg:height="0.251cm" draw:transform="rotate (-0.785398163397449) translate (3.391cm 7.325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2" draw:layer="layout" svg:width="5cm" svg:height="2cm" svg:x="0cm" svg:y="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4cm" svg:height="1.6cm" svg:x="0.5cm" svg:y="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3.5cm" svg:height="1.4cm" svg:x="0.75cm" svg:y="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529cm" svg:height="0.641cm" draw:transform="rotate (1.5707963267949) translate (2.752cm 5.85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641cm" svg:height="0.642cm" draw:transform="rotate (1.5707963267949) translate (2.75cm 6.1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641cm" svg:height="0.642cm" draw:transform="rotate (1.5707963267949) translate (2.751cm 5.6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54cm" svg:height="0.455cm" draw:transform="rotate (1.5707963267949) translate (2.84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454cm" svg:height="0.455cm" draw:transform="rotate (1.5707963267949) translate (2.846cm 6.0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25cm" svg:height="0.75cm" draw:transform="rotate (1.5707963267949) translate (2.287cm 4.746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20T21:55:54.564000000</dc:date>
    <meta:editing-duration>PT16M13S</meta:editing-duration>
    <meta:editing-cycles>54</meta:editing-cycles>
    <meta:generator>LibreOffice/7.5.0.3$Windows_X86_64 LibreOffice_project/c21113d003cd3efa8c53188764377a8272d9d6de</meta:generator>
    <meta:document-statistic meta:object-count="19"/>
  </office:meta>
</office:document-meta>
</file>